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settings.xml"/>
  <manifest:file-entry manifest:media-type="application/vnd.oasis.opendocument.graphics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0.741cm" style:rel-column-width="420*"/>
    </style:style>
    <style:style style:name="Table2.B" style:family="table-column">
      <style:table-column-properties style:column-width="0.476cm" style:rel-column-width="270*"/>
    </style:style>
    <style:style style:name="Table2.C" style:family="table-column">
      <style:table-column-properties style:column-width="0.318cm" style:rel-column-width="180*"/>
    </style:style>
    <style:style style:name="Table2.E" style:family="table-column">
      <style:table-column-properties style:column-width="0.344cm" style:rel-column-width="195*"/>
    </style:style>
    <style:style style:name="Table2.G" style:family="table-column">
      <style:table-column-properties style:column-width="0.37cm" style:rel-column-width="210*"/>
    </style:style>
    <style:style style:name="Table2.I" style:family="table-column">
      <style:table-column-properties style:column-width="0.556cm" style:rel-column-width="315*"/>
    </style:style>
    <style:style style:name="Table2.J" style:family="table-column">
      <style:table-column-properties style:column-width="0.503cm" style:rel-column-width="285*"/>
    </style:style>
    <style:style style:name="Table2.L" style:family="table-column">
      <style:table-column-properties style:column-width="12.368cm" style:rel-column-width="701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L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H2" style:family="table-cell">
      <style:table-cell-properties fo:padding="0.097cm" fo:border-left="0.002cm solid #000000" fo:border-right="none" fo:border-top="none" fo:border-bottom="0.002cm solid #000000"/>
    </style:style>
    <style:style style:name="Table2.L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paragraph-rsid="0015a40f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paragraph-rsid="00169e08" style:font-weight-asian="normal" style:font-weight-complex="normal"/>
    </style:style>
    <style:style style:name="P9" style:family="paragraph" style:parent-style-name="Standard">
      <style:text-properties fo:font-weight="normal" officeooo:paragraph-rsid="00230f4e" style:font-weight-asian="normal" style:font-weight-complex="normal"/>
    </style:style>
    <style:style style:name="P10" style:family="paragraph" style:parent-style-name="Standard">
      <style:text-properties fo:font-weight="normal" officeooo:paragraph-rsid="0024aeef" style:font-weight-asian="normal" style:font-weight-complex="normal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Standard">
      <style:text-properties style:text-underline-style="none" fo:font-weight="bold" officeooo:paragraph-rsid="0015a40f" style:font-weight-asian="bold" style:font-weight-complex="bold"/>
    </style:style>
    <style:style style:name="P13" style:family="paragraph" style:parent-style-name="Standard">
      <style:text-properties style:text-underline-style="none" fo:font-weight="normal" officeooo:paragraph-rsid="00222c0f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paragraph-rsid="0022fb5a" style:font-weight-asian="normal" style:font-weight-complex="normal"/>
    </style:style>
    <style:style style:name="P15" style:family="paragraph" style:parent-style-name="Standard">
      <style:text-properties style:text-position="0% 100%" style:text-underline-style="none" fo:font-weight="normal" officeooo:paragraph-rsid="00230f4e" style:font-weight-asian="normal" style:font-weight-complex="normal"/>
    </style:style>
    <style:style style:name="P16" style:family="paragraph" style:parent-style-name="Standard">
      <style:text-properties style:text-position="0% 100%" style:text-underline-style="none" fo:font-weight="bold" officeooo:paragraph-rsid="00230f4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color="#0000ff" fo:font-weight="bold" officeooo:paragraph-rsid="00169e08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paragraph-rsid="001f2515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paragraph-rsid="001e9786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paragraph-rsid="00193008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0000" fo:font-weight="bold" officeooo:paragraph-rsid="00169e08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69e08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23ff23" fo:font-weight="bold" officeooo:paragraph-rsid="00169e08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ff00" fo:font-weight="bold" officeooo:paragraph-rsid="00169e0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ff00" fo:font-weight="bold" officeooo:paragraph-rsid="00169e08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800080" fo:font-weight="bold" officeooo:paragraph-rsid="00169e08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950e" fo:font-weight="bold" officeooo:paragraph-rsid="00169e08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ff00ff" fo:font-weight="bold" officeooo:paragraph-rsid="00169e08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280099" fo:font-weight="bold" officeooo:paragraph-rsid="00169e08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4700b8" fo:font-weight="bold" officeooo:paragraph-rsid="00169e08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2300dc" fo:font-weight="bold" officeooo:paragraph-rsid="00169e08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2323dc" fo:font-weight="bold" officeooo:paragraph-rsid="00169e08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0047ff" fo:font-weight="bold" officeooo:paragraph-rsid="00169e08" style:font-weight-asian="bold" style:font-weight-complex="bold"/>
    </style:style>
    <style:style style:name="T1" style:family="text">
      <style:text-properties officeooo:rsid="0015a40f"/>
    </style:style>
    <style:style style:name="T2" style:family="text">
      <style:text-properties officeooo:rsid="00169e08"/>
    </style:style>
    <style:style style:name="T3" style:family="text">
      <style:text-properties fo:color="#0000ff" officeooo:rsid="00169e08"/>
    </style:style>
    <style:style style:name="T4" style:family="text">
      <style:text-properties fo:color="#0000ff" officeooo:rsid="00174405"/>
    </style:style>
    <style:style style:name="T5" style:family="text">
      <style:text-properties fo:color="#0000ff" style:text-position="0% 100%" fo:font-weight="bold" officeooo:rsid="00222c0f" style:font-weight-asian="bold" style:font-weight-complex="bold"/>
    </style:style>
    <style:style style:name="T6" style:family="text">
      <style:text-properties fo:color="#ff0000" officeooo:rsid="00169e08"/>
    </style:style>
    <style:style style:name="T7" style:family="text">
      <style:text-properties fo:color="#ff0000" officeooo:rsid="00174405"/>
    </style:style>
    <style:style style:name="T8" style:family="text">
      <style:text-properties fo:color="#ff0000" style:text-position="0% 100%" fo:font-weight="bold" officeooo:rsid="00222c0f" style:font-weight-asian="bold" style:font-weight-complex="bold"/>
    </style:style>
    <style:style style:name="T9" style:family="text">
      <style:text-properties officeooo:rsid="00174405"/>
    </style:style>
    <style:style style:name="T10" style:family="text">
      <style:text-properties fo:color="#000000" officeooo:rsid="00174405"/>
    </style:style>
    <style:style style:name="T11" style:family="text">
      <style:text-properties fo:color="#000000" style:font-name="Liberation Serif1" officeooo:rsid="00193008"/>
    </style:style>
    <style:style style:name="T12" style:family="text">
      <style:text-properties fo:color="#00ff00" officeooo:rsid="00174405"/>
    </style:style>
    <style:style style:name="T13" style:family="text">
      <style:text-properties fo:color="#00ff00" style:text-position="0% 100%" fo:font-weight="bold" officeooo:rsid="00222c0f" style:font-weight-asian="bold" style:font-weight-complex="bold"/>
    </style:style>
    <style:style style:name="T14" style:family="text">
      <style:text-properties fo:color="#ffff00" officeooo:rsid="00174405"/>
    </style:style>
    <style:style style:name="T15" style:family="text">
      <style:text-properties fo:color="#800080" officeooo:rsid="00174405"/>
    </style:style>
    <style:style style:name="T16" style:family="text">
      <style:text-properties fo:color="#ff950e" officeooo:rsid="00174405"/>
    </style:style>
    <style:style style:name="T17" style:family="text">
      <style:text-properties fo:color="#ff950e" officeooo:rsid="001d04a0"/>
    </style:style>
    <style:style style:name="T18" style:family="text">
      <style:text-properties fo:color="#ff00ff" officeooo:rsid="00174405"/>
    </style:style>
    <style:style style:name="T19" style:family="text">
      <style:text-properties style:font-name="Liberation Serif1" officeooo:rsid="00193008"/>
    </style:style>
    <style:style style:name="T20" style:family="text">
      <style:text-properties fo:font-weight="bold" officeooo:rsid="00206f30" style:font-weight-asian="bold" style:font-weight-complex="bold"/>
    </style:style>
    <style:style style:name="T21" style:family="text">
      <style:text-properties fo:font-weight="bold" officeooo:rsid="00222c0f" style:font-weight-asian="bold" style:font-weight-complex="bold"/>
    </style:style>
    <style:style style:name="T22" style:family="text">
      <style:text-properties fo:font-weight="bold" officeooo:rsid="00230f4e" style:font-weight-asian="bold" style:font-weight-complex="bold"/>
    </style:style>
    <style:style style:name="T23" style:family="text">
      <style:text-properties style:text-position="super 58%" fo:font-weight="bold" officeooo:rsid="00222c0f" style:font-weight-asian="bold" style:font-weight-complex="bold"/>
    </style:style>
    <style:style style:name="T24" style:family="text">
      <style:text-properties style:text-position="super 58%" fo:font-weight="bold" officeooo:rsid="00230f4e" style:font-weight-asian="bold" style:font-weight-complex="bold"/>
    </style:style>
    <style:style style:name="T25" style:family="text">
      <style:text-properties style:text-position="super 58%" officeooo:rsid="00230f4e"/>
    </style:style>
    <style:style style:name="T26" style:family="text">
      <style:text-properties style:text-position="super 58%" style:font-name="Bitstream Vera Sans Mono" fo:font-size="11pt" fo:font-style="normal" style:text-underline-style="none" officeooo:rsid="0024aeef" style:font-name-asian="Bitstream Vera Sans Mono" style:font-size-asian="11pt" style:font-style-asian="normal" style:font-name-complex="Bitstream Vera Sans Mono" style:font-size-complex="11pt" style:font-style-complex="normal"/>
    </style:style>
    <style:style style:name="T27" style:family="text">
      <style:text-properties fo:color="#0047ff" style:text-position="super 58%" officeooo:rsid="00174405"/>
    </style:style>
    <style:style style:name="T28" style:family="text">
      <style:text-properties fo:color="#2323dc" style:text-position="super 58%" officeooo:rsid="00174405"/>
    </style:style>
    <style:style style:name="T29" style:family="text">
      <style:text-properties fo:color="#2300dc" style:text-position="super 58%" style:font-name="Liberation Serif1" officeooo:rsid="001d04a0"/>
    </style:style>
    <style:style style:name="T30" style:family="text">
      <style:text-properties fo:color="#4700b8" style:text-position="super 58%" style:font-name="Liberation Serif1" officeooo:rsid="001e9786"/>
    </style:style>
    <style:style style:name="T31" style:family="text">
      <style:text-properties fo:color="#280099" style:text-position="super 58%" style:font-name="Liberation Serif1" officeooo:rsid="001d04a0"/>
    </style:style>
    <style:style style:name="T32" style:family="text">
      <style:text-properties officeooo:rsid="00206f30"/>
    </style:style>
    <style:style style:name="T33" style:family="text">
      <style:text-properties style:text-underline-style="solid" style:text-underline-width="auto" style:text-underline-color="font-color" fo:font-weight="bold" officeooo:rsid="00206f30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officeooo:rsid="00206f30"/>
    </style:style>
    <style:style style:name="T35" style:family="text">
      <style:text-properties style:text-underline-style="none"/>
    </style:style>
    <style:style style:name="T36" style:family="text">
      <style:text-properties officeooo:rsid="00222c0f"/>
    </style:style>
    <style:style style:name="T37" style:family="text">
      <style:text-properties style:text-position="0% 100%"/>
    </style:style>
    <style:style style:name="T38" style:family="text">
      <style:text-properties style:text-position="0% 100%" fo:font-weight="bold" officeooo:rsid="00222c0f" style:font-weight-asian="bold" style:font-weight-complex="bold"/>
    </style:style>
    <style:style style:name="T39" style:family="text">
      <style:text-properties style:text-position="0% 100%" style:text-underline-style="none" officeooo:rsid="00230f4e"/>
    </style:style>
    <style:style style:name="T40" style:family="text">
      <style:text-properties style:text-position="0% 100%" style:font-name="Bitstream Vera Sans Mono" fo:font-size="11pt" fo:font-style="normal" officeooo:rsid="00230f4e" style:font-name-asian="Bitstream Vera Sans Mono" style:font-size-asian="11pt" style:font-style-asian="normal" style:font-name-complex="Bitstream Vera Sans Mono" style:font-size-complex="11pt" style:font-style-complex="normal"/>
    </style:style>
    <style:style style:name="T41" style:family="text">
      <style:text-properties style:text-position="0% 100%" style:font-name="Bitstream Vera Sans Mono" fo:font-size="11pt" fo:font-style="normal" style:text-underline-style="none" officeooo:rsid="0024aeef" style:font-name-asian="Bitstream Vera Sans Mono" style:font-size-asian="11pt" style:font-style-asian="normal" style:font-name-complex="Bitstream Vera Sans Mono" style:font-size-complex="11pt" style:font-style-complex="normal"/>
    </style:style>
    <style:style style:name="T42" style:family="text">
      <style:text-properties officeooo:rsid="0022ca51"/>
    </style:style>
    <style:style style:name="T43" style:family="text">
      <style:text-properties officeooo:rsid="00230f4e"/>
    </style:style>
    <style:style style:name="T44" style:family="text">
      <style:text-properties style:text-position="sub 58%" officeooo:rsid="00230f4e"/>
    </style:style>
    <style:style style:name="T45" style:family="text">
      <style:text-properties style:font-name="Bitstream Vera Sans Mono" fo:font-size="11pt" fo:font-style="normal" officeooo:rsid="00230f4e" style:font-name-asian="Bitstream Vera Sans Mono" style:font-size-asian="11pt" style:font-style-asian="normal" style:font-name-complex="Bitstream Vera Sans Mono" style:font-size-complex="11pt" style:font-style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Formula">
      <style:graphic-properties style:vertical-pos="middle" style:vertical-rel="tex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es</text:p>
      <text:p text:style-name="P1">Fractions:</text:p>
      <text:p text:style-name="P4"><draw:frame draw:style-name="fr1" draw:name="Object10" text:anchor-type="as-char" svg:width="5.554cm" svg:height="0.997cm" draw:z-index="4"><draw:object xlink:href="./Object 10" xlink:type="simple" xlink:show="embed" xlink:actuate="onLoad"/><draw:image xlink:href="./ObjectReplacements/Object 10" xlink:type="simple" xlink:show="embed" xlink:actuate="onLoad"/></draw:frame></text:p>
      <text:p text:style-name="P4"><draw:frame draw:style-name="fr4" draw:name="Object21" text:anchor-type="as-char" svg:width="2.925cm" svg:height="0.997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">Powers:</text:p>
      <text:p text:style-name="P1">Negative:</text:p>
      <text:p text:style-name="P4"><text:tab/><draw:frame draw:style-name="fr1" draw:name="Object1" text:anchor-type="as-char" svg:width="6.692cm" svg:height="1.11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Multiple powers:</text:p>
      <text:p text:style-name="P1"><draw:frame draw:style-name="fr1" draw:name="Object2" text:anchor-type="as-char" svg:width="4.597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2" draw:name="Object6" text:anchor-type="as-char" svg:y="0cm" svg:width="9.394cm" svg:height="0.547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/>
      <text:p text:style-name="P1">Calculus:</text:p>
      <text:p text:style-name="P1">Derivatives:</text:p>
      <text:p text:style-name="P1"><draw:frame draw:style-name="fr1" draw:name="Object4" text:anchor-type="as-char" svg:width="3.731cm" svg:height="1.117cm" draw:z-index="8"><draw:object xlink:href="./Object 4" xlink:type="simple" xlink:show="embed" xlink:actuate="onLoad"/><draw:image xlink:href="./ObjectReplacements/Object 4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Differentiation</text:p>
          </table:table-cell>
          <table:table-cell table:style-name="Table1.B1" office:value-type="string">
            <text:p text:style-name="Table_20_Contents">Integration</text:p>
          </table:table-cell>
        </table:table-row>
        <table:table-row>
          <table:table-cell table:style-name="Table1.A2" office:value-type="string">
            <text:p text:style-name="Table_20_Contents"><draw:frame draw:style-name="fr1" draw:name="Object3" text:anchor-type="as-char" svg:width="6.585cm" svg:height="4.272cm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2" office:value-type="string">
            <text:p text:style-name="Table_20_Contents"><draw:frame draw:style-name="fr1" draw:name="Object11" text:anchor-type="as-char" svg:width="4.821cm" svg:height="6.346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</table:table>
      <text:p text:style-name="P1"/>
      <text:p text:style-name="P5">Notations:</text:p>
      <text:p text:style-name="P5"><draw:frame draw:style-name="fr1" draw:name="Object5" text:anchor-type="as-char" svg:width="6.092cm" svg:height="1.685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5"><draw:frame draw:style-name="fr1" draw:name="Object9" text:anchor-type="as-char" svg:width="11.441cm" svg:height="3.129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5"><draw:frame draw:style-name="fr1" draw:name="Object12" text:anchor-type="as-char" svg:width="9.491cm" svg:height="1.542cm" draw:z-index="17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/>
      <text:p text:style-name="P2"><text:soft-page-break/>Logarithms:</text:p>
      <text:p text:style-name="P2"><draw:frame draw:style-name="fr2" draw:name="Object7" text:anchor-type="as-char" svg:y="-0.616cm" svg:width="4.798cm" svg:height="2.928cm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<draw:frame draw:style-name="fr1" draw:name="Object8" text:anchor-type="as-char" svg:width="4.327cm" svg:height="3.373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Statistics</text:p>
      <text:p text:style-name="P2"><draw:frame draw:style-name="fr1" draw:name="Object13" text:anchor-type="as-char" svg:width="5.667cm" svg:height="2.418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><draw:frame draw:style-name="fr1" draw:name="Object14" text:anchor-type="as-char" svg:width="12.942cm" svg:height="1.053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<draw:frame draw:style-name="fr1" draw:name="Object15" text:anchor-type="as-char" svg:width="7.798cm" svg:height="0.467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Central limit theorem <draw:frame draw:style-name="fr1" draw:name="Object16" text:anchor-type="as-char" svg:width="1.513cm" svg:height="0.487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draw:frame draw:style-name="fr1" draw:name="Object17" text:anchor-type="as-char" svg:width="14.788cm" svg:height="1.951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Two sample z test</text:p>
      <text:p text:style-name="P2"/>
      <text:p text:style-name="P2"/>
      <text:p text:style-name="P2">Trigonometry</text:p>
      <text:p text:style-name="P2"><draw:frame draw:style-name="fr3" draw:name="Object18" text:anchor-type="paragraph" svg:x="1.461cm" svg:y="0.471cm" svg:width="7.542cm" svg:height="4.42cm" draw:z-index="2"><draw:object xlink:href="./Object 18" xlink:type="simple" xlink:show="embed" xlink:actuate="onLoad"/><draw:image xlink:href="./ObjectReplacements/Object 18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in Rule:</text:p>
      <text:p text:style-name="P2"><draw:frame draw:style-name="fr1" draw:name="Object19" text:anchor-type="as-char" svg:width="4.618cm" svg:height="2.542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<text:soft-page-break/></text:p>
      <text:p text:style-name="P12"><text:span text:style-name="T1">Polynomials</text:span></text:p>
      <text:p text:style-name="P7"><text:span text:style-name="T1">factorising</text:span></text:p>
      <text:p text:style-name="P7"><text:span text:style-name="T1">expanding</text:span></text:p>
      <text:p text:style-name="P7"><text:span text:style-name="T1"><draw:frame draw:style-name="fr4" draw:name="Object20" text:anchor-type="as-char" svg:width="17.425cm" svg:height="1.113cm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8"><text:span text:style-name="T2">Pascal's Triangle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column table:style-name="Table2.G"/>
        <table:table-column table:style-name="Table2.E"/>
        <table:table-column table:style-name="Table2.I"/>
        <table:table-column table:style-name="Table2.J"/>
        <table:table-column table:style-name="Table2.E"/>
        <table:table-column table:style-name="Table2.L"/>
        <table:table-row>
          <table:table-cell table:style-name="Table2.A1" table:number-columns-spanned="11" office:value-type="string">
            <text:p text:style-name="P24"><text:span text:style-name="T2">Power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L1" office:value-type="string">
            <text:p text:style-name="P17"/>
          </table:table-cell>
        </table:table-row>
        <table:table-row>
          <table:table-cell table:style-name="Table2.A2" table:number-columns-spanned="5" office:value-type="float" office:value="1">
            <text:p text:style-name="P31"><text:span text:style-name="T2">1</text:span></text:p>
          </table:table-cell>
          <table:covered-table-cell/>
          <table:covered-table-cell/>
          <table:covered-table-cell/>
          <table:covered-table-cell/>
          <table:table-cell table:style-name="Table2.A2" office:value-type="float" office:value="1">
            <text:p text:style-name="P18"><text:span text:style-name="T2">1</text:span></text:p>
          </table:table-cell>
          <table:table-cell table:style-name="Table2.A2" office:value-type="float" office:value="1">
            <text:p text:style-name="P23"><text:span text:style-name="T2">1</text:span></text:p>
          </table:table-cell>
          <table:table-cell table:style-name="Table2.H2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2.L2" office:value-type="string">
            <text:p text:style-name="P22"><text:span text:style-name="T2">(x+y)</text:span><text:span text:style-name="T31">1</text:span><text:span text:style-name="T2">=</text:span><text:span text:style-name="T3">1</text:span><text:span text:style-name="T2">x</text:span><text:span text:style-name="T31">1</text:span><text:span text:style-name="T11"> </text:span><text:span text:style-name="T2">+</text:span><text:span text:style-name="T6">1</text:span><text:span text:style-name="T2">y</text:span><text:span text:style-name="T31">1</text:span></text:p>
          </table:table-cell>
        </table:table-row>
        <table:table-row>
          <table:table-cell table:style-name="Table2.A2" table:number-columns-spanned="4" office:value-type="float" office:value="2">
            <text:p text:style-name="P32"><text:span text:style-name="T2">2</text:span></text:p>
          </table:table-cell>
          <table:covered-table-cell/>
          <table:covered-table-cell/>
          <table:covered-table-cell/>
          <table:table-cell table:style-name="Table2.A2" office:value-type="float" office:value="1">
            <text:p text:style-name="P18"><text:span text:style-name="T2">1</text:span></text:p>
          </table:table-cell>
          <table:table-cell table:style-name="Table2.A2" table:number-columns-spanned="2" office:value-type="float" office:value="2">
            <text:p text:style-name="P25"><text:span text:style-name="T2">2</text:span></text:p>
          </table:table-cell>
          <table:covered-table-cell/>
          <table:table-cell table:style-name="Table2.A2" office:value-type="float" office:value="1">
            <text:p text:style-name="P23"><text:span text:style-name="T2">1</text:span></text:p>
          </table:table-cell>
          <table:table-cell table:style-name="Table2.H2" table:number-columns-spanned="3" office:value-type="string">
            <text:p text:style-name="P19"/>
          </table:table-cell>
          <table:covered-table-cell/>
          <table:covered-table-cell/>
          <table:table-cell table:style-name="Table2.L2" office:value-type="string">
            <text:p text:style-name="P20"><text:span text:style-name="T9">(x+y)</text:span><text:span text:style-name="T30">2</text:span><text:span text:style-name="T9">=</text:span><text:span text:style-name="T4">1</text:span><text:span text:style-name="T10">x</text:span><text:span text:style-name="T30">2</text:span><text:span text:style-name="T11"> </text:span><text:span text:style-name="T10">+</text:span><text:span text:style-name="T12">2</text:span><text:span text:style-name="T10">x</text:span><text:span text:style-name="T31">1</text:span><text:span text:style-name="T11"> </text:span><text:span text:style-name="T10">y</text:span><text:span text:style-name="T31">1</text:span><text:span text:style-name="T11"> </text:span><text:span text:style-name="T10">+</text:span><text:span text:style-name="T7">1</text:span><text:span text:style-name="T10">y</text:span><text:span text:style-name="T30">2</text:span></text:p>
          </table:table-cell>
        </table:table-row>
        <table:table-row>
          <table:table-cell table:style-name="Table2.A2" table:number-columns-spanned="3" office:value-type="float" office:value="3">
            <text:p text:style-name="P33"><text:span text:style-name="T2">3</text:span></text:p>
          </table:table-cell>
          <table:covered-table-cell/>
          <table:covered-table-cell/>
          <table:table-cell table:style-name="Table2.A2" office:value-type="float" office:value="1">
            <text:p text:style-name="P18"><text:span text:style-name="T2">1</text:span></text:p>
          </table:table-cell>
          <table:table-cell table:style-name="Table2.A2" table:number-columns-spanned="2" office:value-type="float" office:value="3">
            <text:p text:style-name="P26"><text:span text:style-name="T2">3</text:span></text:p>
          </table:table-cell>
          <table:covered-table-cell/>
          <table:table-cell table:style-name="Table2.A2" table:number-columns-spanned="2" office:value-type="float" office:value="3">
            <text:p text:style-name="P27"><text:span text:style-name="T2">3</text:span></text:p>
          </table:table-cell>
          <table:covered-table-cell/>
          <table:table-cell table:style-name="Table2.A2" office:value-type="float" office:value="1">
            <text:p text:style-name="P23"><text:span text:style-name="T2">1</text:span></text:p>
          </table:table-cell>
          <table:table-cell table:style-name="Table2.H2" table:number-columns-spanned="2" office:value-type="string">
            <text:p text:style-name="P19"/>
          </table:table-cell>
          <table:covered-table-cell/>
          <table:table-cell table:style-name="Table2.L2" office:value-type="string">
            <text:p text:style-name="P20"><text:span text:style-name="T9">(x+y)</text:span><text:span text:style-name="T29">3</text:span><text:span text:style-name="T9">=</text:span><text:span text:style-name="T4">1</text:span><text:span text:style-name="T9">x</text:span><text:span text:style-name="T29">3</text:span><text:span text:style-name="T19"> </text:span><text:span text:style-name="T9">+</text:span><text:span text:style-name="T12">3</text:span><text:span text:style-name="T9">x</text:span><text:span text:style-name="T30">2</text:span><text:span text:style-name="T19"> </text:span><text:span text:style-name="T9">y</text:span><text:span text:style-name="T31">1</text:span><text:span text:style-name="T11"> </text:span><text:span text:style-name="T9">+</text:span><text:span text:style-name="T14">3</text:span><text:span text:style-name="T9">x</text:span><text:span text:style-name="T31">1</text:span><text:span text:style-name="T11"> </text:span><text:span text:style-name="T9">y</text:span><text:span text:style-name="T30">2</text:span><text:span text:style-name="T9">+</text:span><text:span text:style-name="T7">1</text:span><text:span text:style-name="T9">y</text:span><text:span text:style-name="T29">3</text:span></text:p>
          </table:table-cell>
        </table:table-row>
        <table:table-row>
          <table:table-cell table:style-name="Table2.A2" table:number-columns-spanned="2" office:value-type="float" office:value="4">
            <text:p text:style-name="P34"><text:span text:style-name="T2">4</text:span></text:p>
          </table:table-cell>
          <table:covered-table-cell/>
          <table:table-cell table:style-name="Table2.A2" office:value-type="float" office:value="1">
            <text:p text:style-name="P18"><text:span text:style-name="T2">1</text:span></text:p>
          </table:table-cell>
          <table:table-cell table:style-name="Table2.A2" table:number-columns-spanned="2" office:value-type="float" office:value="4">
            <text:p text:style-name="P26"><text:span text:style-name="T2">4</text:span></text:p>
          </table:table-cell>
          <table:covered-table-cell/>
          <table:table-cell table:style-name="Table2.A2" table:number-columns-spanned="2" office:value-type="float" office:value="6">
            <text:p text:style-name="P28"><text:span text:style-name="T2">6</text:span></text:p>
          </table:table-cell>
          <table:covered-table-cell/>
          <table:table-cell table:style-name="Table2.A2" table:number-columns-spanned="2" office:value-type="float" office:value="4">
            <text:p text:style-name="P27"><text:span text:style-name="T2">4</text:span></text:p>
          </table:table-cell>
          <table:covered-table-cell/>
          <table:table-cell table:style-name="Table2.A2" office:value-type="float" office:value="1">
            <text:p text:style-name="P23"><text:span text:style-name="T2">1</text:span></text:p>
          </table:table-cell>
          <table:table-cell table:style-name="Table2.H2" office:value-type="string">
            <text:p text:style-name="P19"/>
          </table:table-cell>
          <table:table-cell table:style-name="Table2.L2" office:value-type="string">
            <text:p text:style-name="P21"><text:span text:style-name="T9">(x+y)</text:span><text:span text:style-name="T28">4</text:span><text:span text:style-name="T9">=</text:span><text:span text:style-name="T4">1</text:span><text:span text:style-name="T9">x</text:span><text:span text:style-name="T28">4</text:span><text:span text:style-name="T9">+</text:span><text:span text:style-name="T12">4</text:span><text:span text:style-name="T9">x</text:span><text:span text:style-name="T29">3</text:span><text:span text:style-name="T19"> </text:span><text:span text:style-name="T9">y</text:span><text:span text:style-name="T31">1</text:span><text:span text:style-name="T11"> </text:span><text:span text:style-name="T9">+</text:span><text:span text:style-name="T15">6</text:span><text:span text:style-name="T9">x</text:span><text:span text:style-name="T30">2</text:span><text:span text:style-name="T19"> </text:span><text:span text:style-name="T9">y</text:span><text:span text:style-name="T30">2</text:span><text:span text:style-name="T19"> </text:span><text:span text:style-name="T9">+</text:span><text:span text:style-name="T14">4</text:span><text:span text:style-name="T9">x</text:span><text:span text:style-name="T31">1</text:span><text:span text:style-name="T11"> </text:span><text:span text:style-name="T9">y</text:span><text:span text:style-name="T29">3</text:span><text:span text:style-name="T9">+</text:span><text:span text:style-name="T7">1</text:span><text:span text:style-name="T9">y</text:span><text:span text:style-name="T28">4</text:span></text:p>
          </table:table-cell>
        </table:table-row>
        <table:table-row>
          <table:table-cell table:style-name="Table2.A2" office:value-type="float" office:value="5">
            <text:p text:style-name="P35"><text:span text:style-name="T2">5</text:span></text:p>
          </table:table-cell>
          <table:table-cell table:style-name="Table2.A2" office:value-type="float" office:value="1">
            <text:p text:style-name="P18"><text:span text:style-name="T2">1</text:span></text:p>
          </table:table-cell>
          <table:table-cell table:style-name="Table2.A2" table:number-columns-spanned="2" office:value-type="float" office:value="5">
            <text:p text:style-name="P26"><text:span text:style-name="T2">5</text:span></text:p>
          </table:table-cell>
          <table:covered-table-cell/>
          <table:table-cell table:style-name="Table2.A2" table:number-columns-spanned="2" office:value-type="float" office:value="10">
            <text:p text:style-name="P29"><text:span text:style-name="T2">10</text:span></text:p>
          </table:table-cell>
          <table:covered-table-cell/>
          <table:table-cell table:style-name="Table2.A2" table:number-columns-spanned="2" office:value-type="float" office:value="10">
            <text:p text:style-name="P30"><text:span text:style-name="T2">10</text:span></text:p>
          </table:table-cell>
          <table:covered-table-cell/>
          <table:table-cell table:style-name="Table2.A2" table:number-columns-spanned="2" office:value-type="float" office:value="5">
            <text:p text:style-name="P27"><text:span text:style-name="T2">5</text:span></text:p>
          </table:table-cell>
          <table:covered-table-cell/>
          <table:table-cell table:style-name="Table2.A2" office:value-type="float" office:value="1">
            <text:p text:style-name="P23"><text:span text:style-name="T2">1</text:span></text:p>
          </table:table-cell>
          <table:table-cell table:style-name="Table2.L2" office:value-type="string">
            <text:p text:style-name="P21"><text:span text:style-name="T9">(x+y)</text:span><text:span text:style-name="T27">5</text:span><text:span text:style-name="T9">=</text:span><text:span text:style-name="T4">1</text:span><text:span text:style-name="T9">x</text:span><text:span text:style-name="T27">5</text:span><text:span text:style-name="T9"> + </text:span><text:span text:style-name="T12">5</text:span><text:span text:style-name="T9">x</text:span><text:span text:style-name="T28">4</text:span><text:span text:style-name="T9">y</text:span><text:span text:style-name="T31">1</text:span><text:span text:style-name="T9"> + </text:span><text:span text:style-name="T16">1</text:span><text:span text:style-name="T17">0</text:span><text:span text:style-name="T9">x</text:span><text:span text:style-name="T29">3</text:span><text:span text:style-name="T19"> </text:span><text:span text:style-name="T9">y</text:span><text:span text:style-name="T30">2</text:span><text:span text:style-name="T9"> + </text:span><text:span text:style-name="T18">10</text:span><text:span text:style-name="T9">x</text:span><text:span text:style-name="T30">2</text:span><text:span text:style-name="T19"> </text:span><text:span text:style-name="T9">y</text:span><text:span text:style-name="T29">3</text:span><text:span text:style-name="T9"> + </text:span><text:span text:style-name="T14">5</text:span><text:span text:style-name="T9">x</text:span><text:span text:style-name="T31">1</text:span><text:span text:style-name="T9">y</text:span><text:span text:style-name="T28">4</text:span><text:span text:style-name="T9"> + </text:span><text:span text:style-name="T7">1</text:span><text:span text:style-name="T9">y</text:span><text:span text:style-name="T27">5</text:span></text:p>
          </table:table-cell>
        </table:table-row>
      </table:table>
      <text:p text:style-name="P14"><text:span text:style-name="T32">power </text:span><text:span text:style-name="T42">of</text:span><text:span text:style-name="T32"> </text:span><text:span text:style-name="T20">x</text:span><text:span text:style-name="T32"> decrease (from </text:span><text:span text:style-name="T33">power</text:span><text:span text:style-name="T32"> to 0) as power of </text:span><text:span text:style-name="T20">y</text:span><text:span text:style-name="T32"> increase(from 0 to </text:span><text:span text:style-name="T33">power</text:span><text:span text:style-name="T34">)</text:span><text:span text:style-name="T36">.</text:span><text:span text:style-name="T32"> </text:span></text:p>
      <text:p text:style-name="P14"><text:span text:style-name="T32">coefficient taken from pascal's triangle.</text:span><text:span text:style-name="T36"> </text:span></text:p>
      <text:p text:style-name="P13"><text:span text:style-name="T42">i.e.</text:span><text:span text:style-name="T36">: </text:span><text:span text:style-name="T21">(x+y)</text:span><text:span text:style-name="T23">2</text:span><text:span text:style-name="T38">=</text:span><text:span text:style-name="T5">1</text:span><text:span text:style-name="T38">x</text:span><text:span text:style-name="T23">2</text:span><text:span text:style-name="T38">y</text:span><text:span text:style-name="T23">0</text:span><text:span text:style-name="T38">+</text:span><text:span text:style-name="T13">2</text:span><text:span text:style-name="T38">x</text:span><text:span text:style-name="T23">1</text:span><text:span text:style-name="T38">y</text:span><text:span text:style-name="T23">1</text:span><text:span text:style-name="T38">+</text:span><text:span text:style-name="T8">1</text:span><text:span text:style-name="T38">x</text:span><text:span text:style-name="T23">0</text:span><text:span text:style-name="T38">y</text:span><text:span text:style-name="T23">2</text:span></text:p>
      <text:p text:style-name="P16"><text:span text:style-name="T43"/></text:p>
      <text:p text:style-name="P16"><text:span text:style-name="T43">Equations of motion</text:span></text:p>
      <text:p text:style-name="P15"><text:span text:style-name="T43">distance(s)</text:span></text:p>
      <text:p text:style-name="P15"><text:span text:style-name="T43">time(t)</text:span></text:p>
      <text:p text:style-name="P15"><text:span text:style-name="T43">initial velocity(u or v</text:span><text:span text:style-name="T44">0</text:span><text:span text:style-name="T43">)</text:span></text:p>
      <text:p text:style-name="P15"><text:span text:style-name="T43">final velocity(v or v</text:span><text:span text:style-name="T44">1</text:span><text:span text:style-name="T43">)</text:span></text:p>
      <text:p text:style-name="P9"><text:span text:style-name="T39">acceleration(a)</text:span></text:p>
      <text:p text:style-name="P10"><text:span text:style-name="T41"><draw:frame draw:style-name="fr4" draw:name="Object24" text:anchor-type="as-char" svg:width="7.28cm" svg:height="1.545cm" draw:z-index="23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9"/>
      <text:p text:style-name="P15"><text:span text:style-name="T43">change in velocity(</text:span><text:span text:style-name="T43"><draw:frame draw:style-name="fr4" draw:name="Object22" text:anchor-type="as-char" svg:width="0.527cm" svg:height="0.46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43">v) = v-u</text:span></text:p>
      <text:p text:style-name="P15"><text:span text:style-name="T43">speed(</text:span><text:span text:style-name="T22">ms</text:span><text:span text:style-name="T24">-1</text:span><text:span text:style-name="T43">) = </text:span><text:span text:style-name="T43"><draw:frame draw:style-name="fr4" draw:name="Object23" text:anchor-type="as-char" svg:width="1.132cm" svg:height="1.035cm" draw:z-index="22"><draw:object xlink:href="./Object 23" xlink:type="simple" xlink:show="embed" xlink:actuate="onLoad"/><draw:image xlink:href="./ObjectReplacements/Object 23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lcan </meta:initial-creator>
    <meta:creation-date>2010-01-29T18:40:13</meta:creation-date>
    <dc:date>2010-10-08T03:33:49</dc:date>
    <meta:editing-duration>PT12H27M45S</meta:editing-duration>
    <meta:editing-cycles>31</meta:editing-cycles>
    <meta:generator>OpenOffice.org/3.2$Linux OpenOffice.org_project/320m19$Build-9505</meta:generator>
    <meta:document-statistic meta:table-count="2" meta:image-count="0" meta:object-count="24" meta:page-count="3" meta:paragraph-count="82" meta:word-count="129" meta:character-count="73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i/>
              <math:mo math:stretchy="false">−</math:mo>
              <math:msup>
                <math:mi>x</math:mi>
                <math:mi>y</math:mi>
              </math:msup>
            </math:mrow>
            <math:mo math:stretchy="false">=</math:mo>
            <math:mrow>
              <math:mo math:stretchy="false">−</math:mo>
              <math:mrow>
                <math:mo math:stretchy="false">(</math:mo>
                <math:msup>
                  <math:mi>x</math:mi>
                  <math:mi>y</math:mi>
                </math:msup>
                <math:mo math:stretchy="false">)</math:mo>
              </math:mrow>
            </math:mrow>
          </math:mrow>
          <math:mrow>
            <math:mrow>
              <math:mrow>
                <math:mi/>
                <math:mo math:stretchy="false">−</math:mo>
                <math:msup>
                  <math:mn>2</math:mn>
                  <math:mn>2</math:mn>
                </math:msup>
              </math:mrow>
              <math:mo math:stretchy="false">=</math:mo>
              <math:mrow>
                <math:mo math:stretchy="false">−</math:mo>
                <math:mrow>
                  <math:mo math:stretchy="false">(</math:mo>
                  <math:msup>
                    <math:mn>2</math:mn>
                    <math:mn>2</math:mn>
                  </math:msup>
                  <math:mo math:stretchy="false">)</math:mo>
                </math:mrow>
              </math:mrow>
            </math:mrow>
            <math:mo math:stretchy="false">=</math:mo>
            <math:mrow>
              <math:mo math:stretchy="false">−</math:mo>
              <math:mn>4</math:mn>
            </math:mrow>
          </math:mrow>
        </math:mrow>
      </math:mtr>
      <math:mtr>
        <math:mrow>
          <math:mrow>
            <math:msup>
              <math:mrow>
                <math:mo math:stretchy="false">(</math:mo>
                <math:mrow>
                  <math:mo math:stretchy="false">−</math:mo>
                  <math:mi>x</math:mi>
                </math:mrow>
                <math:mo math:stretchy="false">)</math:mo>
              </math:mrow>
              <math:mi>y</math:mi>
            </math:msup>
            <math:mo math:stretchy="false">=</math:mo>
            <math:mrow>
              <math:mrow>
                <math:mo math:stretchy="false">−</math:mo>
                <math:mi>x</math:mi>
              </math:mrow>
              <math:mo math:stretchy="false">∗</math:mo>
              <math:mrow>
                <math:mo math:stretchy="false">−</math:mo>
                <math:mi>x</math:mi>
              </math:mrow>
            </math:mrow>
          </math:mrow>
          <math:mi/>
          <math:mrow>
            <math:mrow>
              <math:msup>
                <math:mrow>
                  <math:mo math:stretchy="false">(</math:mo>
                  <math:mrow>
                    <math:mo math:stretchy="false">−</math:mo>
                    <math:mn>2</math:mn>
                  </math:mrow>
                  <math:mo math:stretchy="false">)</math:mo>
                </math:mrow>
                <math:mn>2</math:mn>
              </math:msup>
              <math:mo math:stretchy="false">=</math:mo>
              <math:mrow>
                <math:mrow>
                  <math:mo math:stretchy="false">−</math:mo>
                  <math:mn>2</math:mn>
                </math:mrow>
                <math:mo math:stretchy="false">∗</math:mo>
                <math:mrow>
                  <math:mo math:stretchy="false">−</math:mo>
                  <math:mn>2</math:mn>
                </math:mrow>
              </math:mrow>
            </math:mrow>
            <math:mo math:stretchy="false">=</math:mo>
            <math:mn>4</math:mn>
          </math:mrow>
        </math:mrow>
      </math:mtr>
    </math:mtable>
    <math:annotation math:encoding="StarMath 5.0">~~~~~-x^y =-(x^y)~~~ -2^2 = -(2^2) = -4 newline
(-x)^y =-x*-x~~~(-2)^2 = -2*-2=4</math:annotation>
  </math:semantics>
</math:math>
</file>

<file path=Object 10/content.xml><?xml version="1.0" encoding="utf-8"?>
<math xmlns="http://www.w3.org/1998/Math/MathML">
  <semantics>
    <mrow>
      <mrow>
        <mfrac>
          <mi>a</mi>
          <mi>b</mi>
        </mfrac>
        <mi mathvariant="normal">−</mi>
        <mi>c</mi>
      </mrow>
      <mi mathvariant="normal">⇒</mi>
      <mrow>
        <mfrac>
          <mi>a</mi>
          <mi>b</mi>
        </mfrac>
        <mi mathvariant="normal">−</mi>
        <mfrac>
          <mi>c</mi>
          <mn>1</mn>
        </mfrac>
      </mrow>
      <mi mathvariant="normal">⇒</mi>
      <mrow>
        <mfrac>
          <mi>a</mi>
          <mi>b</mi>
        </mfrac>
        <mi mathvariant="normal">−</mi>
        <mfrac>
          <mi mathvariant="italic">bc</mi>
          <mi>b</mi>
        </mfrac>
      </mrow>
      <mi mathvariant="normal">⇒</mi>
      <mfrac>
        <mrow>
          <mi>a</mi>
          <mi mathvariant="normal">−</mi>
          <mi mathvariant="italic">bc</mi>
        </mrow>
        <mi>b</mi>
      </mfrac>
    </mrow>
    <annotation encoding="StarMath 5.0">a over b -c drarrow a over b - c over 1 drarrow a over b -bc over b drarrow {a -bc} over b</annotation>
  </semantics>
</math>
</file>

<file path=Object 11/content.xml><?xml version="1.0" encoding="utf-8"?>
<math xmlns="http://www.w3.org/1998/Math/MathML">
  <semantics>
    <mtable>
      <mtr>
        <mtd>
          <mrow>
            <mi>f</mi>
            <mrow>
              <mo stretchy="false">(</mo>
              <mi>x</mi>
              <mo stretchy="false">)</mo>
            </mrow>
            <mi/>
          </mrow>
        </mtd>
        <mtd>
          <mrow>
            <mrow>
              <mi mathvariant="normal">∫</mi>
              <mi>f</mi>
            </mrow>
            <mrow>
              <mo stretchy="false">(</mo>
              <mi>x</mi>
              <mo stretchy="false">)</mo>
            </mrow>
            <mi mathvariant="italic">dx</mi>
          </mrow>
        </mtd>
      </mtr>
      <mtr>
        <mtd>
          <mrow>
            <mi>a</mi>
            <mi/>
          </mrow>
        </mtd>
        <mtd>
          <mrow>
            <mi mathvariant="italic">ax</mi>
            <mo stretchy="false">+</mo>
            <mi>c</mi>
          </mrow>
        </mtd>
      </mtr>
      <mtr>
        <mtd>
          <mrow>
            <msup>
              <mi>x</mi>
              <mi>n</mi>
            </msup>
            <mi/>
          </mrow>
        </mtd>
        <mtd>
          <mrow>
            <mfrac>
              <mn>1</mn>
              <mrow>
                <mi>n</mi>
                <mo stretchy="false">+</mo>
                <mn>1</mn>
              </mrow>
            </mfrac>
            <mrow>
              <msup>
                <mi>x</mi>
                <mrow>
                  <mi>n</mi>
                  <mo stretchy="false">+</mo>
                  <mn>1</mn>
                </mrow>
              </msup>
              <mo stretchy="false">+</mo>
              <mi>c</mi>
            </mrow>
          </mrow>
        </mtd>
      </mtr>
      <mtr>
        <mtd>
          <mrow>
            <mfrac>
              <mn>1</mn>
              <mi>x</mi>
            </mfrac>
            <mi/>
          </mrow>
        </mtd>
        <mtd>
          <mrow>
            <mi>ln</mi>
            <mrow>
              <mrow>
                <mo stretchy="false">(</mo>
                <mi>x</mi>
                <mo stretchy="false">)</mo>
              </mrow>
              <mo stretchy="false">+</mo>
              <mi>c</mi>
            </mrow>
          </mrow>
        </mtd>
      </mtr>
      <mtr>
        <mtd>
          <mrow>
            <msup>
              <mi>e</mi>
              <mi mathvariant="italic">ax</mi>
            </msup>
            <mi/>
          </mrow>
        </mtd>
        <mtd>
          <mrow>
            <mfrac>
              <mn>1</mn>
              <mi>a</mi>
            </mfrac>
            <mrow>
              <msup>
                <mi>e</mi>
                <mi mathvariant="italic">ax</mi>
              </msup>
              <mo stretchy="false">+</mo>
              <mi>c</mi>
            </mrow>
          </mrow>
        </mtd>
      </mtr>
      <mtr>
        <mtd>
          <mrow>
            <mi>cos</mi>
            <mrow>
              <mo stretchy="false">(</mo>
              <mi mathvariant="italic">ax</mi>
              <mo stretchy="false">)</mo>
            </mrow>
            <mi/>
          </mrow>
        </mtd>
        <mtd>
          <mrow>
            <mfrac>
              <mn>1</mn>
              <mi>a</mi>
            </mfrac>
            <mi>sin</mi>
            <mrow>
              <mrow>
                <mo stretchy="false">(</mo>
                <mi mathvariant="italic">ax</mi>
                <mo stretchy="false">)</mo>
              </mrow>
              <mo stretchy="false">+</mo>
              <mi>c</mi>
            </mrow>
          </mrow>
        </mtd>
      </mtr>
      <mtr>
        <mtd>
          <mrow>
            <mi>sin</mi>
            <mrow>
              <mo stretchy="false">(</mo>
              <mi mathvariant="italic">ax</mi>
              <mo stretchy="false">)</mo>
            </mrow>
            <mi/>
          </mrow>
        </mtd>
        <mtd>
          <mrow>
            <mfrac>
              <mrow>
                <mi mathvariant="normal">−</mi>
                <mn>1</mn>
              </mrow>
              <mi>a</mi>
            </mfrac>
            <mi>cos</mi>
            <mrow>
              <mrow>
                <mo stretchy="false">(</mo>
                <mi mathvariant="italic">ax</mi>
                <mo stretchy="false">)</mo>
              </mrow>
              <mo stretchy="false">+</mo>
              <mi>c</mi>
            </mrow>
          </mrow>
        </mtd>
      </mtr>
    </mtable>
    <annotation encoding="StarMath 5.0">Matrix{
f(x)~~~~~#int f(x) dx##
a~~#ax+c##
x^n~~#1 over{n+1}x^{n+1}+c##
1 over x~~#ln(x)+c##
e^ax~~#1 over a e^ax +c##
cos(ax)~~#1 over a sin(ax)+c##
sin(ax)~~#-{1} over {a}cos(ax)+c
}</annotation>
  </semantics>
</math>
</file>

<file path=Object 12/content.xml><?xml version="1.0" encoding="utf-8"?>
<math xmlns="http://www.w3.org/1998/Math/MathML">
  <semantics>
    <mtable>
      <mtr>
        <mtd>
          <mtext>Double angle formulas:</mtext>
        </mtd>
      </mtr>
      <mtr>
        <mtd>
          <mrow>
            <mi>sin</mi>
            <mrow>
              <mrow>
                <mo stretchy="false">(</mo>
                <mrow>
                  <mn>2</mn>
                  <mo stretchy="false">θ</mo>
                </mrow>
                <mo stretchy="false">)</mo>
              </mrow>
              <mi mathvariant="normal">=</mi>
              <mn>2sin</mn>
            </mrow>
            <mrow>
              <mo stretchy="false">(</mo>
              <mo stretchy="false">θ</mo>
              <mo stretchy="false">)</mo>
            </mrow>
            <mi>cos</mi>
            <mrow>
              <mo stretchy="false">(</mo>
              <mo stretchy="false">θ</mo>
              <mo stretchy="false">)</mo>
            </mrow>
          </mrow>
        </mtd>
      </mtr>
      <mtr>
        <mtd>
          <mrow>
            <mi>cos</mi>
            <mrow>
              <mrow>
                <mo stretchy="false">(</mo>
                <mrow>
                  <mn>2</mn>
                  <mo stretchy="false">θ</mo>
                </mrow>
                <mo stretchy="false">)</mo>
              </mrow>
              <mi mathvariant="normal">=</mi>
              <msup>
                <mi>cos</mi>
                <mn>2</mn>
              </msup>
            </mrow>
            <mrow>
              <mrow>
                <mo stretchy="false">(</mo>
                <mo stretchy="false">θ</mo>
                <mo stretchy="false">)</mo>
              </mrow>
              <mi mathvariant="normal">−</mi>
              <msup>
                <mi>sin</mi>
                <mn>2</mn>
              </msup>
            </mrow>
            <mrow>
              <mrow>
                <mo stretchy="false">(</mo>
                <mo stretchy="false">θ</mo>
                <mo stretchy="false">)</mo>
              </mrow>
              <mi mathvariant="normal">=</mi>
              <msup>
                <mn>2cos</mn>
                <mn>2</mn>
              </msup>
            </mrow>
            <mrow>
              <mrow>
                <mrow>
                  <mo stretchy="false">(</mo>
                  <mo stretchy="false">θ</mo>
                  <mo stretchy="false">)</mo>
                </mrow>
                <mi mathvariant="normal">−</mi>
                <mn>1</mn>
              </mrow>
              <mi mathvariant="normal">=</mi>
              <mrow>
                <mn>1</mn>
                <mi mathvariant="normal">−</mi>
                <msup>
                  <mn>2sin</mn>
                  <mn>2</mn>
                </msup>
              </mrow>
            </mrow>
            <mrow>
              <mo stretchy="false">(</mo>
              <mo stretchy="false">θ</mo>
              <mo stretchy="false">)</mo>
            </mrow>
          </mrow>
        </mtd>
      </mtr>
    </mtable>
    <annotation encoding="StarMath 5.0">"Double angle formulas:" newline
sin(2%theta)=2sin(%theta)cos(%theta) newline
cos(2%theta)=cos^2(%theta)-sin^2(%theta)=2cos^2(%theta)-1=1-2sin^2(%theta)</annotation>
  </semantics>
</math>
</file>

<file path=Object 13/content.xml><?xml version="1.0" encoding="utf-8"?>
<math xmlns="http://www.w3.org/1998/Math/MathML">
  <semantics>
    <mtable>
      <mtr>
        <mtd>
          <mrow>
            <mtext>Sample mean:</mtext>
            <mover accent="true">
              <mi>x</mi>
              <mo>¯</mo>
            </mover>
          </mrow>
        </mtd>
      </mtr>
      <mtr>
        <mtd>
          <mrow>
            <mtext>population mean:</mtext>
            <mo stretchy="false">μ</mo>
          </mrow>
        </mtd>
      </mtr>
      <mtr>
        <mtd/>
      </mtr>
      <mtr>
        <mtd>
          <mrow>
            <mtext>Sample standard deviation:</mtext>
            <mi>s</mi>
          </mrow>
        </mtd>
      </mtr>
      <mtr>
        <mtd>
          <mrow>
            <mtext>population standrad deviation:</mtext>
            <mo stretchy="false">σ</mo>
          </mrow>
        </mtd>
      </mtr>
    </mtable>
    <annotation encoding="StarMath 5.0">"Sample mean:" overline x newline "population mean:" %mu
newline newline
"Sample standard deviation:"s newline "population standrad deviation:"%sigma</annotation>
  </semantics>
</math>
</file>

<file path=Object 14/content.xml><?xml version="1.0" encoding="utf-8"?>
<math xmlns="http://www.w3.org/1998/Math/MathML">
  <semantics>
    <mrow>
      <mtext>Standard error of the mean: </mtext>
      <mi/>
      <mrow>
        <mi mathvariant="italic">SE</mi>
        <mi mathvariant="normal">=</mi>
        <mfrac>
          <mi>s</mi>
          <msqrt>
            <mrow>
              <mo stretchy="false">(</mo>
              <mi>n</mi>
              <mo stretchy="false">)</mo>
            </mrow>
          </msqrt>
        </mfrac>
      </mrow>
      <mi/>
      <mtext> where n is the number of samples</mtext>
    </mrow>
    <annotation encoding="StarMath 5.0">"Standard error of the mean: "~SE=s over sqrt(n)~" where n is the number of samples"</annotation>
  </semantics>
</math>
</file>

<file path=Object 15/content.xml><?xml version="1.0" encoding="utf-8"?>
<math xmlns="http://www.w3.org/1998/Math/MathML">
  <semantics>
    <mrow>
      <mtext>95% of </mtext>
      <mi/>
      <mover accent="true">
        <mi>x</mi>
        <mo>¯</mo>
      </mover>
      <mi/>
      <mtext>(sample mean) is in </mtext>
      <mi/>
      <mrow>
        <mo stretchy="false">μ</mo>
        <mi mathvariant="normal">±</mi>
        <mn>1.96SE</mn>
      </mrow>
    </mrow>
    <annotation encoding="StarMath 5.0">"95% of "~overline x ~"(sample mean) is in "~%mu+-1.96SE </annotation>
  </semantics>
</math>
</file>

<file path=Object 16/content.xml><?xml version="1.0" encoding="utf-8"?>
<math xmlns="http://www.w3.org/1998/Math/MathML">
  <semantics>
    <mrow>
      <mo stretchy="false">(</mo>
      <mrow>
        <mi>n</mi>
        <mi mathvariant="normal">≤</mi>
        <mn>25</mn>
      </mrow>
      <mo stretchy="false">)</mo>
    </mrow>
    <annotation encoding="StarMath 5.0">(n&lt;=25)</annotation>
  </semantics>
</math>
</file>

<file path=Object 17/content.xml><?xml version="1.0" encoding="utf-8"?>
<math xmlns="http://www.w3.org/1998/Math/MathML">
  <semantics>
    <mtable>
      <mtr>
        <mtd>
          <mtext>The sampling distribution of the mean for</mtext>
        </mtd>
      </mtr>
      <mtr>
        <mtd>
          <mrow>
            <mtext> samples of size n from a population with mean  </mtext>
            <mo stretchy="false">μ</mo>
            <mtext> and standard deviation </mtext>
            <mo stretchy="false">σ</mo>
          </mrow>
        </mtd>
      </mtr>
      <mtr>
        <mtd>
          <mrow>
            <mtext>may be approximated by a normal distribution with mean </mtext>
            <mo stretchy="false">μ</mo>
            <mtext>and standard deviation SE</mtext>
          </mrow>
        </mtd>
      </mtr>
      <mtr>
        <mtd>
          <mrow>
            <mo stretchy="false">(</mo>
            <mrow>
              <mrow>
                <mover accent="true">
                  <mi>x</mi>
                  <mo>¯</mo>
                </mover>
                <mi mathvariant="normal">=</mi>
                <mo stretchy="false">μ</mo>
              </mrow>
              <mi>,</mi>
              <mrow>
                <mi>s</mi>
                <mi mathvariant="normal">=</mi>
                <mi mathvariant="italic">SE</mi>
              </mrow>
            </mrow>
            <mo stretchy="false">)</mo>
          </mrow>
        </mtd>
      </mtr>
    </mtable>
    <annotation encoding="StarMath 5.0">"The sampling distribution of the mean for"newline" samples of size n from a population with mean  "%mu" and standard deviation "%sigma newline
"may be approximated by a normal distribution with mean "%mu"and standard deviation SE" newline
(overline x=%mu, s=SE)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2.5cm" svg:x2="2.5cm" svg:y2="5cm">
          <text:p/>
        </draw:line>
        <draw:line draw:style-name="gr1" draw:text-style-name="P1" draw:layer="layout" svg:x1="2.5cm" svg:y1="5cm" svg:x2="7cm" svg:y2="5cm">
          <text:p/>
        </draw:line>
        <draw:line draw:style-name="gr1" draw:text-style-name="P1" draw:layer="layout" svg:x1="6cm" svg:y1="2.5cm" svg:x2="7cm" svg:y2="5cm">
          <text:p/>
        </draw:line>
        <draw:frame draw:style-name="gr2" draw:layer="layout" svg:width="0.925cm" svg:height="0.962cm" svg:x="1.575cm" svg:y="4.538cm">
          <draw:text-box>
            <text:p>A</text:p>
          </draw:text-box>
        </draw:frame>
        <draw:frame draw:style-name="gr2" draw:layer="layout" svg:width="0.925cm" svg:height="0.962cm" svg:x="7cm" svg:y="4.538cm">
          <draw:text-box>
            <text:p>B</text:p>
          </draw:text-box>
        </draw:frame>
        <draw:frame draw:style-name="gr2" draw:layer="layout" svg:width="0.959cm" svg:height="0.962cm" svg:x="5.541cm" svg:y="1.538cm">
          <draw:text-box>
            <text:p>C</text:p>
          </draw:text-box>
        </draw:frame>
        <draw:frame draw:style-name="gr2" draw:layer="layout" svg:width="0.853cm" svg:height="0.962cm" svg:x="3.5cm" svg:y="3.387cm">
          <draw:text-box>
            <text:p>b</text:p>
          </draw:text-box>
        </draw:frame>
        <draw:frame draw:style-name="gr2" draw:layer="layout" svg:width="0.853cm" svg:height="0.962cm" svg:x="6.5cm" svg:y="3.5cm">
          <draw:text-box>
            <text:p>a</text:p>
          </draw:text-box>
        </draw:frame>
        <draw:frame draw:style-name="gr2" draw:layer="layout" svg:width="0.82cm" svg:height="0.962cm" svg:x="4.647cm" svg:y="4.538cm">
          <draw:text-box>
            <text:p>c</text:p>
          </draw:text-box>
        </draw:frame>
        <draw:line draw:style-name="gr1" draw:text-style-name="P1" draw:layer="layout" svg:x1="6cm" svg:y1="2.5cm" svg:x2="6cm" svg:y2="5cm">
          <text:p/>
        </draw:line>
        <draw:frame draw:style-name="gr2" draw:layer="layout" svg:width="0.853cm" svg:height="0.962cm" svg:x="5.647cm" svg:y="3.038cm">
          <draw:text-box>
            <text:p>h</text:p>
          </draw:text-box>
        </draw:frame>
        <draw:frame draw:style-name="gr2" draw:layer="layout" svg:width="0.959cm" svg:height="0.962cm" svg:x="5.8cm" svg:y="4.2cm">
          <draw:text-box>
            <text:p>D</text:p>
          </draw:text-box>
        </draw:frame>
      </draw:page>
    </office:drawing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9/content.xml><?xml version="1.0" encoding="utf-8"?>
<math xmlns="http://www.w3.org/1998/Math/MathML">
  <semantics>
    <mtable>
      <mtr>
        <mtd>
          <mrow>
            <mrow>
              <mfrac>
                <mrow>
                  <mi>sin</mi>
                  <mrow>
                    <mo stretchy="false">(</mo>
                    <mi>A</mi>
                    <mo stretchy="false">)</mo>
                  </mrow>
                </mrow>
                <mi>a</mi>
              </mfrac>
              <mi mathvariant="normal">=</mi>
              <mfrac>
                <mrow>
                  <mi>sin</mi>
                  <mrow>
                    <mo stretchy="false">(</mo>
                    <mi>B</mi>
                    <mo stretchy="false">)</mo>
                  </mrow>
                </mrow>
                <mi>b</mi>
              </mfrac>
            </mrow>
            <mi mathvariant="normal">=</mi>
            <mfrac>
              <mrow>
                <mi>sin</mi>
                <mrow>
                  <mo stretchy="false">(</mo>
                  <mi>C</mi>
                  <mo stretchy="false">)</mo>
                </mrow>
              </mrow>
              <mi>c</mi>
            </mfrac>
          </mrow>
        </mtd>
      </mtr>
      <mtr>
        <mtd>
          <mtext>and:</mtext>
        </mtd>
      </mtr>
      <mtr>
        <mtd>
          <mrow>
            <mrow>
              <mfrac>
                <mi>a</mi>
                <mrow>
                  <mi>sin</mi>
                  <mrow>
                    <mo stretchy="false">(</mo>
                    <mi>A</mi>
                    <mo stretchy="false">)</mo>
                  </mrow>
                </mrow>
              </mfrac>
              <mi mathvariant="normal">=</mi>
              <mfrac>
                <mi>b</mi>
                <mrow>
                  <mi>sin</mi>
                  <mrow>
                    <mo stretchy="false">(</mo>
                    <mi>B</mi>
                    <mo stretchy="false">)</mo>
                  </mrow>
                </mrow>
              </mfrac>
            </mrow>
            <mi mathvariant="normal">=</mi>
            <mfrac>
              <mi>c</mi>
              <mrow>
                <mi>sin</mi>
                <mrow>
                  <mo stretchy="false">(</mo>
                  <mi>C</mi>
                  <mo stretchy="false">)</mo>
                </mrow>
              </mrow>
            </mfrac>
          </mrow>
        </mtd>
      </mtr>
    </mtable>
    <annotation encoding="StarMath 5.0">{sin(A)} over a = {sin(B)} over b = {Sin(C)} over c newline
"and:" newline
a over {sin(A)} = b over {sin(B)} = c over {sin(C)}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x</math:mi>
            <math:mi>a</math:mi>
          </math:msup>
          <math:mo math:stretchy="false">∗</math:mo>
          <math:msup>
            <math:mi>x</math:mi>
            <math:mi>b</math:mi>
          </math:msup>
        </math:mrow>
        <math:mo math:stretchy="false">=</math:mo>
        <math:msup>
          <math:mi>x</math:mi>
          <math:mrow>
            <math:mi>a</math:mi>
            <math:mo math:stretchy="false">+</math:mo>
            <math:mi>b</math:mi>
          </math:mrow>
        </math:msup>
      </math:mrow>
      <math:mi/>
      <math:mrow>
        <math:mrow>
          <math:msup>
            <math:mi>x</math:mi>
            <math:mn>2</math:mn>
          </math:msup>
          <math:mo math:stretchy="false">∗</math:mo>
          <math:msup>
            <math:mi>x</math:mi>
            <math:mn>4</math:mn>
          </math:msup>
        </math:mrow>
        <math:mo math:stretchy="false">=</math:mo>
        <math:msup>
          <math:mi>x</math:mi>
          <math:mn>6</math:mn>
        </math:msup>
      </math:mrow>
    </math:mrow>
    <math:annotation math:encoding="StarMath 5.0">x^a*x^b = x^{a+b}~~~x^2*x^4=x^6</math:annotation>
  </math:semantics>
</math:math>
</file>

<file path=Object 20/content.xml><?xml version="1.0" encoding="utf-8"?>
<math xmlns="http://www.w3.org/1998/Math/MathML">
  <semantics>
    <mtable>
      <mtr>
        <mtd>
          <mrow>
            <mrow>
              <msup>
                <mrow>
                  <mo stretchy="false">(</mo>
                  <mrow>
                    <mi>a</mi>
                    <mo stretchy="false">+</mo>
                    <mi>b</mi>
                  </mrow>
                  <mo stretchy="false">)</mo>
                </mrow>
                <mn>2</mn>
              </msup>
              <mi mathvariant="normal">=</mi>
              <mrow>
                <mrow>
                  <msup>
                    <mi>a</mi>
                    <mn>2</mn>
                  </msup>
                  <mo stretchy="false">+</mo>
                  <mn>2ab</mn>
                </mrow>
                <mo stretchy="false">+</mo>
                <msup>
                  <mi>b</mi>
                  <mn>2</mn>
                </msup>
              </mrow>
            </mrow>
            <mi/>
            <mrow>
              <msup>
                <mrow>
                  <mo stretchy="false">(</mo>
                  <mrow>
                    <mi>a</mi>
                    <mi mathvariant="normal">−</mi>
                    <mi>b</mi>
                  </mrow>
                  <mo stretchy="false">)</mo>
                </mrow>
                <mn>2</mn>
              </msup>
              <mi mathvariant="normal">=</mi>
              <mrow>
                <mrow>
                  <msup>
                    <mi>a</mi>
                    <mn>2</mn>
                  </msup>
                  <mi mathvariant="normal">−</mi>
                  <mn>2ab</mn>
                </mrow>
                <mo stretchy="false">+</mo>
                <msup>
                  <mi>b</mi>
                  <mn>2</mn>
                </msup>
              </mrow>
            </mrow>
          </mrow>
        </mtd>
      </mtr>
      <mtr>
        <mtd>
          <mrow>
            <mrow>
              <msup>
                <mrow>
                  <mo stretchy="false">(</mo>
                  <mrow>
                    <mi>a</mi>
                    <mo stretchy="false">+</mo>
                    <mi>b</mi>
                  </mrow>
                  <mo stretchy="false">)</mo>
                </mrow>
                <mn>3</mn>
              </msup>
              <mi mathvariant="normal">=</mi>
              <mrow>
                <msup>
                  <mi>a</mi>
                  <mn>3</mn>
                </msup>
                <mo stretchy="false">+</mo>
                <msup>
                  <mi>a</mi>
                  <mn>2</mn>
                </msup>
              </mrow>
            </mrow>
            <mrow>
              <mrow>
                <mi>b</mi>
                <mo stretchy="false">+</mo>
                <msup>
                  <mi mathvariant="italic">ab</mi>
                  <mn>2</mn>
                </msup>
              </mrow>
              <mo stretchy="false">+</mo>
              <msup>
                <mi>b</mi>
                <mn>3</mn>
              </msup>
            </mrow>
            <mi/>
            <mrow>
              <msup>
                <mrow>
                  <mo stretchy="false">(</mo>
                  <mrow>
                    <mi>a</mi>
                    <mi mathvariant="normal">−</mi>
                    <mi>b</mi>
                  </mrow>
                  <mo stretchy="false">)</mo>
                </mrow>
                <mn>3</mn>
              </msup>
              <mi mathvariant="normal">=</mi>
              <mrow>
                <mo stretchy="false">(</mo>
                <mrow>
                  <mi>a</mi>
                  <mi mathvariant="normal">−</mi>
                  <mi>b</mi>
                </mrow>
                <mo stretchy="false">)</mo>
              </mrow>
            </mrow>
            <mrow>
              <msup>
                <mrow>
                  <mo stretchy="false">(</mo>
                  <mrow>
                    <mi>a</mi>
                    <mi mathvariant="normal">−</mi>
                    <mi>b</mi>
                  </mrow>
                  <mo stretchy="false">)</mo>
                </mrow>
                <mn>2</mn>
              </msup>
              <mi mathvariant="normal">=</mi>
              <mrow>
                <mo stretchy="false">(</mo>
                <mrow>
                  <mi>a</mi>
                  <mi mathvariant="normal">−</mi>
                  <mi>b</mi>
                </mrow>
                <mo stretchy="false">)</mo>
              </mrow>
            </mrow>
            <mrow>
              <mrow>
                <mo stretchy="false">(</mo>
                <mrow>
                  <mrow>
                    <msup>
                      <mi>a</mi>
                      <mn>2</mn>
                    </msup>
                    <mi mathvariant="normal">−</mi>
                    <mn>2ab</mn>
                  </mrow>
                  <mo stretchy="false">+</mo>
                  <msup>
                    <mi>b</mi>
                    <mn>2</mn>
                  </msup>
                </mrow>
                <mo stretchy="false">)</mo>
              </mrow>
              <mi mathvariant="normal">=</mi>
              <mrow>
                <msup>
                  <mi>a</mi>
                  <mn>3</mn>
                </msup>
                <mi mathvariant="normal">−</mi>
                <msup>
                  <mn>3a</mn>
                  <mn>2</mn>
                </msup>
              </mrow>
            </mrow>
            <mrow>
              <mrow>
                <mi>b</mi>
                <mo stretchy="false">+</mo>
                <msup>
                  <mn>3ab</mn>
                  <mn>2</mn>
                </msup>
              </mrow>
              <mi mathvariant="normal">−</mi>
              <msup>
                <mi>b</mi>
                <mn>3</mn>
              </msup>
            </mrow>
          </mrow>
        </mtd>
      </mtr>
    </mtable>
    <annotation encoding="StarMath 5.0">(a+b)^2 = a^2+2ab+b^2 ~~~~~~ (a-b)^2 = a^2-2ab+b^2 newline
(a+b)^3 = a^3+a^{2}b+ab^2+b^3~~~~~~~(a-b)^3=(a-b)(a-b)^2=(a-b)(a^2-2ab+b^2)=

a^3 - 3a^{2}b+3ab^2-b^3</annotation>
  </semantics>
</math>
</file>

<file path=Object 21/content.xml><?xml version="1.0" encoding="utf-8"?>
<math xmlns="http://www.w3.org/1998/Math/MathML">
  <semantics>
    <mrow>
      <mrow>
        <mfrac>
          <mi>a</mi>
          <mi>b</mi>
        </mfrac>
        <mo stretchy="false">+</mo>
        <mfrac>
          <mi>c</mi>
          <mi>d</mi>
        </mfrac>
      </mrow>
      <mi mathvariant="normal">⇒</mi>
      <mfrac>
        <mrow>
          <mi mathvariant="italic">ad</mi>
          <mo stretchy="false">+</mo>
          <mi mathvariant="italic">bc</mi>
        </mrow>
        <mi mathvariant="italic">bd</mi>
      </mfrac>
    </mrow>
    <annotation encoding="StarMath 5.0">{a over b}+{c over d} drarrow {ad+bc}over {bd}</annotation>
  </semantics>
</math>
</file>

<file path=Object 22/content.xml><?xml version="1.0" encoding="utf-8"?>
<math xmlns="http://www.w3.org/1998/Math/MathML">
  <semantics>
    <mo stretchy="false">Δ</mo>
    <annotation encoding="StarMath 5.0">%DELTA</annotation>
  </semantics>
</math>
</file>

<file path=Object 23/content.xml><?xml version="1.0" encoding="utf-8"?>
<math xmlns="http://www.w3.org/1998/Math/MathML">
  <semantics>
    <mfrac>
      <mrow>
        <mo stretchy="false">(</mo>
        <mrow>
          <mo stretchy="false">Δ</mo>
          <mi>s</mi>
        </mrow>
        <mo stretchy="false">)</mo>
      </mrow>
      <mrow>
        <mo stretchy="false">(</mo>
        <mrow>
          <mo stretchy="false">Δ</mo>
          <mi>t</mi>
        </mrow>
        <mo stretchy="false">)</mo>
      </mrow>
    </mfrac>
    <annotation encoding="StarMath 5.0">(%DELTA s) over (%DELTA t)</annotation>
  </semantics>
</math>
</file>

<file path=Object 24/content.xml><?xml version="1.0" encoding="utf-8"?>
<math xmlns="http://www.w3.org/1998/Math/MathML">
  <semantics>
    <mtable>
      <mtr>
        <mtd>
          <mrow>
            <mrow>
              <mi>v</mi>
              <mi mathvariant="normal">=</mi>
              <mrow>
                <mi>u</mi>
                <mo stretchy="false">+</mo>
                <mi mathvariant="italic">at</mi>
              </mrow>
            </mrow>
            <mi/>
            <mrow>
              <msup>
                <mi>v</mi>
                <mn>2</mn>
              </msup>
              <mi mathvariant="normal">=</mi>
              <mrow>
                <msup>
                  <mi>u</mi>
                  <mn>2</mn>
                </msup>
                <mo stretchy="false">+</mo>
                <mn>2as</mn>
              </mrow>
            </mrow>
          </mrow>
        </mtd>
      </mtr>
      <mtr>
        <mtd>
          <mrow>
            <mrow>
              <mi>s</mi>
              <mi mathvariant="normal">=</mi>
              <mfrac>
                <mn>1</mn>
                <mn>2</mn>
              </mfrac>
            </mrow>
            <mrow>
              <mo stretchy="false">(</mo>
              <mrow>
                <mi>u</mi>
                <mo stretchy="false">+</mo>
                <mi>v</mi>
              </mrow>
              <mo stretchy="false">)</mo>
            </mrow>
            <mi>t</mi>
            <mi mathvariant="normal">⇒</mi>
            <mfrac>
              <mrow>
                <mi mathvariant="italic">ut</mi>
                <mo stretchy="false">+</mo>
                <mi mathvariant="italic">vt</mi>
              </mrow>
              <mn>2</mn>
            </mfrac>
            <mi/>
            <mrow>
              <mi>s</mi>
              <mi mathvariant="normal">=</mi>
              <mrow>
                <mi mathvariant="italic">ut</mi>
                <mo stretchy="false">+</mo>
                <mfrac>
                  <mn>1</mn>
                  <mn>2</mn>
                </mfrac>
              </mrow>
            </mrow>
            <msup>
              <mi mathvariant="italic">at</mi>
              <mn>2</mn>
            </msup>
          </mrow>
        </mtd>
      </mtr>
    </mtable>
    <annotation encoding="StarMath 5.0">v=u+at~~~~~~~v^2=u^2+2as newline
s={1 over 2}(u+v)t drarrow {ut+vt}over {2}~~~~~~~s=ut+{1 over 2}at^2</annotation>
  </semantics>
</math>
</file>

<file path=Object 3/content.xml><?xml version="1.0" encoding="utf-8"?>
<math xmlns="http://www.w3.org/1998/Math/MathML">
  <semantics>
    <mtable>
      <mtr>
        <mtd>
          <mrow>
            <mtext>Function</mtext>
            <mi/>
            <mi>f</mi>
            <mrow>
              <mo stretchy="false">(</mo>
              <mi>x</mi>
              <mo stretchy="false">)</mo>
            </mrow>
          </mrow>
        </mtd>
        <mtd>
          <mrow>
            <mi/>
            <mtext>Derivative</mtext>
            <mi/>
            <msup>
              <mi>f</mi>
              <mi>'</mi>
            </msup>
            <mrow>
              <mo stretchy="false">(</mo>
              <mi>x</mi>
              <mo stretchy="false">)</mo>
            </mrow>
          </mrow>
        </mtd>
      </mtr>
      <mtr>
        <mtd>
          <mi>c</mi>
        </mtd>
        <mtd>
          <mn>0</mn>
        </mtd>
      </mtr>
      <mtr>
        <mtd>
          <msup>
            <mi>x</mi>
            <mi>n</mi>
          </msup>
        </mtd>
        <mtd>
          <msup>
            <mi mathvariant="italic">nx</mi>
            <mrow>
              <mi>n</mi>
              <mi mathvariant="normal">−</mi>
              <mn>1</mn>
            </mrow>
          </msup>
        </mtd>
      </mtr>
      <mtr>
        <mtd>
          <mrow>
            <mi>sin</mi>
            <mi>x</mi>
          </mrow>
        </mtd>
        <mtd>
          <mrow>
            <mi>cos</mi>
            <mi>x</mi>
          </mrow>
        </mtd>
      </mtr>
      <mtr>
        <mtd>
          <mrow>
            <mi>cos</mi>
            <mi>x</mi>
          </mrow>
        </mtd>
        <mtd>
          <mrow>
            <mrow>
              <mi mathvariant="normal">−</mi>
              <mi>sin</mi>
            </mrow>
            <mi>x</mi>
          </mrow>
        </mtd>
      </mtr>
      <mtr>
        <mtd>
          <msup>
            <mi>e</mi>
            <mi>x</mi>
          </msup>
        </mtd>
        <mtd>
          <msup>
            <mi>e</mi>
            <mi>x</mi>
          </msup>
        </mtd>
      </mtr>
      <mtr>
        <mtd>
          <mrow>
            <mi>ln</mi>
            <mi>x</mi>
            <mrow>
              <mo stretchy="false">(</mo>
              <mrow>
                <mi>x</mi>
                <mo stretchy="false">&gt;</mo>
                <mn>0</mn>
              </mrow>
              <mo stretchy="false">)</mo>
            </mrow>
          </mrow>
        </mtd>
        <mtd>
          <mrow>
            <mfrac>
              <mn>1</mn>
              <mi>x</mi>
            </mfrac>
            <mrow>
              <mo stretchy="false">(</mo>
              <mrow>
                <mi>x</mi>
                <mo stretchy="false">&gt;</mo>
                <mn>0</mn>
              </mrow>
              <mo stretchy="false">)</mo>
            </mrow>
          </mrow>
        </mtd>
      </mtr>
    </mtable>
    <annotation encoding="StarMath 5.0">Matrix{
"Function"~f(x)#~~~"Derivative"~f^'(x)##
c#0##
x^n#nx^{n-1}##
Sin x#Cos x##
Cos x#-Sin x##
e^x#e^x ##
ln x(x&gt;0)#1 over x(x&gt;0)
}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under>
        <math:mi>lim</math:mi>
        <math:mrow>
          <math:mi>h</math:mi>
          <math:mo math:stretchy="false">→</math:mo>
          <math:mn>0</math:mn>
        </math:mrow>
      </math:munder>
      <math:mfenced math:open="" math:close="">
        <math:mfrac>
          <math:mrow>
            <math:mi>f</math:mi>
            <math:mrow>
              <math:mrow>
                <math:mo math:stretchy="false">(</math:mo>
                <math:mrow>
                  <math:mi>x</math:mi>
                  <math:mo math:stretchy="false">+</math:mo>
                  <math:mi>h</math:mi>
                </math:mrow>
                <math:mo math:stretchy="false">)</math:mo>
              </math:mrow>
              <math:mo math:stretchy="false">−</math:mo>
              <math:mi>f</math:mi>
            </math:mrow>
            <math:mrow>
              <math:mo math:stretchy="false">(</math:mo>
              <math:mi>x</math:mi>
              <math:mo math:stretchy="false">)</math:mo>
            </math:mrow>
          </math:mrow>
          <math:mi>h</math:mi>
        </math:mfrac>
      </math:mfenced>
    </math:mrow>
    <math:annotation math:encoding="StarMath 5.0">lim from {h rightarrow 0}  
left( 
{f(x+h) - f(x)} over h
right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ibniz:</math:mtext>
          <math:mi/>
          <math:msup>
            <math:mi>f</math:mi>
            <math:mi>'</math:mi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frac>
              <math:mi math:fontstyle="italic">dy</math:mi>
              <math:mi math:fontstyle="italic">dx</math:mi>
            </math:mfrac>
          </math:mrow>
          <math:mi/>
          <math:msup>
            <math:mi>f</math:mi>
            <math:mrow>
              <math:mi>'</math:mi>
              <math:mi>'</math:mi>
            </math:mrow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frac>
              <math:msup>
                <math:mi>d</math:mi>
                <math:mn>2y</math:mn>
              </math:msup>
              <math:msup>
                <math:mi math:fontstyle="italic">dx</math:mi>
                <math:mn>2</math:mn>
              </math:msup>
            </math:mfrac>
          </math:mrow>
        </math:mrow>
      </math:mtr>
      <math:mtr>
        <math:mrow>
          <math:mtext>Newton :</math:mtext>
          <math:mi/>
          <math:msup>
            <math:mi>f</math:mi>
            <math:mi>'</math:mi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over math:accent="true">
              <math:mi>s</math:mi>
              <math:mo math:stretchy="false">˙</math:mo>
            </math:mover>
          </math:mrow>
          <math:mi/>
          <math:msup>
            <math:mi>f</math:mi>
            <math:mrow>
              <math:mi>'</math:mi>
              <math:mi>'</math:mi>
            </math:mrow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over math:accent="true">
              <math:mi>s</math:mi>
              <math:mo math:stretchy="false">¨</math:mo>
            </math:mover>
          </math:mrow>
        </math:mrow>
      </math:mtr>
    </math:mtable>
    <math:annotation math:encoding="StarMath 5.0">"Leibniz:"~f^'(x)={dy} over {dx}~~~f^{''}(x)={d^2y}over{dx^2} newline
"Newton :"~f^'(x)=dot s~~~f^{''}(x) = ddot s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sup>
              <math:mi>x</math:mi>
              <math:mi>a</math:mi>
            </math:msup>
            <math:mo math:stretchy="false">)</math:mo>
          </math:mrow>
          <math:mi>b</math:mi>
        </math:msup>
        <math:mo math:stretchy="false">=</math:mo>
        <math:msup>
          <math:mi>x</math:mi>
          <math:mrow>
            <math:mi>a</math:mi>
            <math:mo math:stretchy="false">∗</math:mo>
            <math:mi>b</math:mi>
          </math:mrow>
        </math:msup>
      </math:mrow>
      <math:mi/>
      <math:mrow>
        <math:mrow>
          <math:msup>
            <math:mrow>
              <math:mo math:stretchy="false">(</math:mo>
              <math:msup>
                <math:mn>2</math:mn>
                <math:mn>3</math:mn>
              </math:msup>
              <math:mo math:stretchy="false">)</math:mo>
            </math:mrow>
            <math:mn>2</math:mn>
          </math:msup>
          <math:mo math:stretchy="false">=</math:mo>
          <math:msup>
            <math:mrow>
              <math:mo math:stretchy="false">(</math:mo>
              <math:mrow>
                <math:mrow>
                  <math:mn>2</math:mn>
                  <math:mo math:stretchy="false">∗</math:mo>
                  <math:mn>2</math:mn>
                </math:mrow>
                <math:mo math:stretchy="false">∗</math:mo>
                <math:mn>2</math:mn>
              </math:mrow>
              <math:mo math:stretchy="false">)</math:mo>
            </math:mrow>
            <math:mn>2</math:mn>
          </math:msup>
        </math:mrow>
        <math:mo math:stretchy="false">=</math:mo>
        <math:mrow>
          <math:mo math:stretchy="false">(</math:mo>
          <math:mrow>
            <math:mrow>
              <math:mn>2</math:mn>
              <math:mo math:stretchy="false">∗</math:mo>
              <math:mn>2</math:mn>
            </math:mrow>
            <math:mo math:stretchy="false">∗</math:mo>
            <math:mn>2</math:mn>
          </math:mrow>
          <math:mo math:stretchy="false">)</math:mo>
        </math:mrow>
      </math:mrow>
      <math:mrow>
        <math:mrow>
          <math:mo math:stretchy="false">(</math:mo>
          <math:mrow>
            <math:mrow>
              <math:mn>2</math:mn>
              <math:mo math:stretchy="false">∗</math:mo>
              <math:mn>2</math:mn>
            </math:mrow>
            <math:mo math:stretchy="false">∗</math:mo>
            <math:mn>2</math:mn>
          </math:mrow>
          <math:mo math:stretchy="false">)</math:mo>
        </math:mrow>
        <math:mo math:stretchy="false">=</math:mo>
        <math:msup>
          <math:mn>2</math:mn>
          <math:mn>6</math:mn>
        </math:msup>
      </math:mrow>
    </math:mrow>
    <math:annotation math:encoding="StarMath 5.0">(x^a)^b = x^{a*b}~~~(2^3)^2=(2*2*2)^2=(2*2*2)(2*2*2)=2^6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o math:stretchy="false">=</math:mo>
            <math:msup>
              <math:mi>a</math:mi>
              <math:mi>p</math:mi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i>x</math:mi>
            <math:mo math:stretchy="false">=</math:mo>
            <math:mi>p</math:mi>
          </math:mrow>
        </math:mrow>
      </math:mtr>
      <math:mtr>
        <math:mrow>
          <math:mrow>
            <math:mn>1</math:mn>
            <math:mo math:stretchy="false">=</math:mo>
            <math:msup>
              <math:mi>a</math:mi>
              <math:mn>0</math:mn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n>1</math:mn>
            <math:mo math:stretchy="false">=</math:mo>
            <math:mn>0</math:mn>
          </math:mrow>
        </math:mrow>
      </math:mtr>
      <math:mtr>
        <math:mrow>
          <math:mrow>
            <math:msup>
              <math:mi>a</math:mi>
              <math:mn>1</math:mn>
            </math:msup>
            <math:mo math:stretchy="false">=</math:mo>
            <math:mi>a</math:mi>
          </math:mrow>
          <math:mi/>
          <math:mo math:stretchy="false">⇒</math:mo>
          <math:mi/>
          <math:msub>
            <math:mi>log</math:mi>
            <math:mi>a</math:mi>
          </math:msub>
          <math:mrow>
            <math:mi>a</math:mi>
            <math:mo math:stretchy="false">=</math:mo>
            <math:mn>1</math:mn>
          </math:mrow>
        </math:mrow>
      </math:mtr>
      <math:mtr>
        <math:mrow>
          <math:mrow>
            <math:mfrac>
              <math:mn>1</math:mn>
              <math:mi>a</math:mi>
            </math:mfrac>
            <math:mo math:stretchy="false">=</math:mo>
            <math:msup>
              <math:mi>a</math:mi>
              <math:mrow>
                <math:mo math:stretchy="false">−</math:mo>
                <math:mn>1</math:mn>
              </math:mrow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fenced math:open="" math:close="">
              <math:mfrac>
                <math:mn>1</math:mn>
                <math:mi>a</math:mi>
              </math:mfrac>
            </math:mfenced>
            <math:mo math:stretchy="false">=</math:mo>
            <math:mrow>
              <math:mo math:stretchy="false">−</math:mo>
              <math:mn>1</math:mn>
            </math:mrow>
          </math:mrow>
        </math:mrow>
      </math:mtr>
    </math:mtable>
    <math:annotation math:encoding="StarMath 5.0">x=a^p~~drarrow~~log_a x = p	newline
1=a^0~~drarrow~~log_a 1 = 0 newline
a^1=a~~drarrow~~log_a a = 1 newline
1 over a = a^-1 ~~drarrow~~ log_a left(1 over a right) = -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log</math:mi>
            <math:mi>a</math:mi>
          </math:msub>
          <math:mrow>
            <math:mrow>
              <math:mo math:stretchy="false">(</math:mo>
              <math:mi math:fontstyle="italic">xy</math:mi>
              <math:mo math:stretchy="false">)</math:mo>
            </math:mrow>
            <math:mo math:stretchy="false">=</math:mo>
            <math:msub>
              <math:mi>log</math:mi>
              <math:mi>a</math:mi>
            </math:msub>
          </math:mrow>
          <math:mrow>
            <math:mi>x</math:mi>
            <math:mo math:stretchy="false">+</math:mo>
            <math:msub>
              <math:mi>log</math:mi>
              <math:mi>a</math:mi>
            </math:msub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fenced math:open="" math:close="">
              <math:mfrac>
                <math:mi>x</math:mi>
                <math:mi>y</math:mi>
              </math:mfrac>
            </math:mfenced>
            <math:mo math:stretchy="false">=</math:mo>
            <math:msub>
              <math:mi>log</math:mi>
              <math:mi>a</math:mi>
            </math:msub>
          </math:mrow>
          <math:mrow>
            <math:mi>x</math:mi>
            <math:mo math:stretchy="false">−</math:mo>
            <math:msub>
              <math:mi>log</math:mi>
              <math:mi>a</math:mi>
            </math:msub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fenced math:open="" math:close="">
              <math:mfrac>
                <math:mn>1</math:mn>
                <math:mi>y</math:mi>
              </math:mfrac>
            </math:mfenced>
            <math:mo math:stretchy="false">=</math:mo>
            <math:mrow>
              <math:mo math:stretchy="false">−</math:mo>
              <math:msub>
                <math:mi>log</math:mi>
                <math:mi>a</math:mi>
              </math:msub>
            </math:mrow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row>
              <math:mo math:stretchy="false">(</math:mo>
              <math:msup>
                <math:mi>x</math:mi>
                <math:mi>p</math:mi>
              </math:msup>
              <math:mo math:stretchy="false">)</math:mo>
            </math:mrow>
            <math:mo math:stretchy="false">=</math:mo>
            <math:mrow>
              <math:mi>p</math:mi>
              <math:mo math:stretchy="false">∗</math:mo>
              <math:msub>
                <math:mi>log</math:mi>
                <math:mi>a</math:mi>
              </math:msub>
            </math:mrow>
          </math:mrow>
          <math:mi>x</math:mi>
        </math:mrow>
      </math:mtr>
    </math:mtable>
    <math:annotation math:encoding="StarMath 5.0">log_a(xy) = log_a x + log_a y newline
log_a left( {x} over {y} right )= log_a x - log_a y newline
log_a left( {1} over {y} right )=-log_a y newline
log_a (x^p) = p*log_a x
  </math:annotation>
  </math:semantics>
</math:math>
</file>

<file path=Object 9/content.xml><?xml version="1.0" encoding="utf-8"?>
<math xmlns="http://www.w3.org/1998/Math/MathML">
  <semantics>
    <mtable>
      <mtr>
        <mtd>
          <mrow>
            <mtext>Sum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row>
                <mo stretchy="false">(</mo>
                <mi>x</mi>
                <mo stretchy="false">)</mo>
              </mrow>
              <mo stretchy="false">+</mo>
              <mi>g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i>'</mi>
            <mrow>
              <mrow>
                <mo stretchy="false">(</mo>
                <mi>x</mi>
                <mo stretchy="false">)</mo>
              </mrow>
              <mo stretchy="false">+</mo>
              <mi>g</mi>
            </mrow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Constant multiple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 mathvariant="italic">cf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 mathvariant="italic">cf</mi>
            </mrow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Product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o stretchy="false">(</mo>
              <mi>x</mi>
              <mo stretchy="false">)</mo>
            </mrow>
            <mi>g</mi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i>'</mi>
            <mrow>
              <mo stretchy="false">(</mo>
              <mi>x</mi>
              <mo stretchy="false">)</mo>
            </mrow>
            <mi>g</mi>
            <mrow>
              <mrow>
                <mo stretchy="false">(</mo>
                <mi>x</mi>
                <mo stretchy="false">)</mo>
              </mrow>
              <mo stretchy="false">+</mo>
              <mi>f</mi>
            </mrow>
            <mrow>
              <mo stretchy="false">(</mo>
              <mi>x</mi>
              <mo stretchy="false">)</mo>
            </mrow>
            <mi>g</mi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Quotient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row>
                <mo stretchy="false">(</mo>
                <mi>x</mi>
                <mo stretchy="false">)</mo>
              </mrow>
              <mi mathvariant="normal">/</mi>
              <mi>g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frac>
                <mrow>
                  <mi>g</mi>
                  <mrow>
                    <mo stretchy="false">(</mo>
                    <mi>x</mi>
                    <mo stretchy="false">)</mo>
                  </mrow>
                  <mi>f</mi>
                  <mi>'</mi>
                  <mrow>
                    <mrow>
                      <mo stretchy="false">(</mo>
                      <mi>x</mi>
                      <mo stretchy="false">)</mo>
                    </mrow>
                    <mi mathvariant="normal">−</mi>
                    <mi>f</mi>
                  </mrow>
                  <mrow>
                    <mo stretchy="false">(</mo>
                    <mi>x</mi>
                    <mo stretchy="false">)</mo>
                  </mrow>
                  <mi>g</mi>
                  <mi>'</mi>
                  <mrow>
                    <mo stretchy="false">(</mo>
                    <mi>x</mi>
                    <mo stretchy="false">)</mo>
                  </mrow>
                </mrow>
                <msup>
                  <mrow>
                    <mo stretchy="false">(</mo>
                    <mrow>
                      <mi>g</mi>
                      <mrow>
                        <mo stretchy="false">(</mo>
                        <mi>x</mi>
                        <mo stretchy="false">)</mo>
                      </mrow>
                    </mrow>
                    <mo stretchy="false">)</mo>
                  </mrow>
                  <mn>2</mn>
                </msup>
              </mfrac>
            </mrow>
          </mrow>
        </mtd>
      </mtr>
      <mtr>
        <mtd>
          <mrow>
            <mtext>Composite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g</mi>
            </mrow>
            <mrow>
              <mo stretchy="false">(</mo>
              <mrow>
                <mi>f</mi>
                <mrow>
                  <mo stretchy="false">(</mo>
                  <mi>x</mi>
                  <mo stretchy="false">)</mo>
                </mrow>
              </mrow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g</mi>
            </mrow>
            <mi>'</mi>
            <mrow>
              <mo stretchy="false">(</mo>
              <mrow>
                <mi>f</mi>
                <mrow>
                  <mo stretchy="false">(</mo>
                  <mi>x</mi>
                  <mo stretchy="false">)</mo>
                </mrow>
              </mrow>
              <mo stretchy="false">)</mo>
            </mrow>
            <mi>f</mi>
            <mi>'</mi>
            <mrow>
              <mo stretchy="false">(</mo>
              <mi>x</mi>
              <mo stretchy="false">)</mo>
            </mrow>
          </mrow>
        </mtd>
      </mtr>
    </mtable>
    <annotation encoding="StarMath 5.0">"Sum rule:"~ k(x)=f(x)+g(x) drarrow k'(x)=f'(x)+g'(x) newline
"Constant multiple rule:"~ k(x)=cf(x) drarrow k'(x)=cf'(x) newline
"Product rule:"~k(x) = f(x)g(x) drarrow k'(x)=f'(x)g(x)+f(x)g'(x) newline 
"Quotient rule:"~k(x)=f(x)/g(x) drarrow k'(x)={g(x)f'(x)-f(x)g'(x)} over{(g(x))^2}newline
"Composite rule:"~k(x)=g(f(x)) drarrow k'(x)=g'(f(x))f'(x)</annotation>
  </semantics>
</math>
</file>